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13.894cm" fo:min-width="13.644cm" fo:wrap-option="wrap"/>
    </style:style>
    <style:style style:name="gr2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13.186cm" fo:min-width="12.936cm" fo:wrap-option="wrap"/>
    </style:style>
    <style:style style:name="gr3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12.48cm" fo:min-width="12.23cm" fo:wrap-option="wrap"/>
    </style:style>
    <style:style style:name="gr4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11.772cm" fo:min-width="11.522cm" fo:wrap-option="wrap"/>
    </style:style>
    <style:style style:name="gr5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11.064cm" fo:min-width="10.814cm" fo:wrap-option="wrap"/>
    </style:style>
    <style:style style:name="gr6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10.358cm" fo:min-width="10.108cm" fo:wrap-option="wrap"/>
    </style:style>
    <style:style style:name="gr7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8.944cm" fo:min-width="8.694cm" fo:wrap-option="wrap"/>
    </style:style>
    <style:style style:name="gr8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9.65cm" fo:min-width="9.4cm" fo:wrap-option="wrap"/>
    </style:style>
    <style:style style:name="gr9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8.236cm" fo:min-width="7.986cm" fo:wrap-option="wrap"/>
    </style:style>
    <style:style style:name="gr10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7.53cm" fo:min-width="7.28cm" fo:wrap-option="wrap"/>
    </style:style>
    <style:style style:name="gr11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6.822cm" fo:min-width="6.572cm" fo:wrap-option="wrap"/>
    </style:style>
    <style:style style:name="gr12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6.114cm" fo:min-width="5.864cm" fo:wrap-option="wrap"/>
    </style:style>
    <style:style style:name="gr13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5.408cm" fo:min-width="5.158cm" fo:wrap-option="wrap"/>
    </style:style>
    <style:style style:name="gr14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4.7cm" fo:min-width="4.45cm" fo:wrap-option="wrap"/>
    </style:style>
    <style:style style:name="gr15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3.994cm" fo:min-width="3.744cm" fo:wrap-option="wrap"/>
    </style:style>
    <style:style style:name="gr16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3.286cm" fo:min-width="3.036cm" fo:wrap-option="wrap"/>
    </style:style>
    <style:style style:name="gr17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2.58cm" fo:min-width="2.33cm" fo:wrap-option="wrap"/>
    </style:style>
    <style:style style:name="gr18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1.872cm" fo:min-width="1.622cm" fo:wrap-option="wrap"/>
    </style:style>
    <style:style style:name="gr19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1.164cm" fo:min-width="0.914cm" fo:wrap-option="wrap"/>
    </style:style>
    <style:style style:name="gr20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458cm" fo:min-width="0.208cm" fo:wrap-option="wrap"/>
    </style:style>
    <style:style style:name="gr21" style:family="graphic" style:parent-style-name="objectwithoutfill">
      <style:graphic-properties svg:stroke-color="#000000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3" style:family="graphic" style:parent-style-name="standard">
      <style:graphic-properties draw:stroke="none" draw:fill="none" fo:min-height="0.949cm"/>
      <style:paragraph-properties style:writing-mode="lr-tb"/>
    </style:style>
    <style:style style:name="gr24" style:family="graphic" style:parent-style-name="standard">
      <style:graphic-properties draw:stroke="none" draw:fill="none" fo:min-height="0.5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0cm" svg:height="20cm" svg:x="0.5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9cm" svg:height="19cm" svg:x="1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8cm" svg:height="18cm" svg:x="1.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7cm" svg:height="17cm" svg:x="2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6cm" svg:height="16cm" svg:x="2.5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5cm" svg:height="15cm" svg:x="3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3cm" svg:height="13cm" svg:x="4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4cm" svg:height="14cm" svg:x="3.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3cm" svg:height="13cm" svg:x="4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2cm" svg:height="12cm" svg:x="4.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1cm" svg:height="11cm" svg:x="5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0cm" svg:height="10cm" svg:x="5.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9cm" svg:height="9cm" svg:x="6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8cm" svg:height="8cm" svg:x="6.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7cm" svg:height="7cm" svg:x="7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6cm" svg:height="6cm" svg:x="7.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5cm" svg:height="5cm" svg:x="8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4cm" svg:height="4cm" svg:x="8.5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3cm" svg:height="3cm" svg:x="9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2cm" svg:height="2cm" svg:x="9.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1cm" svg:height="1cm" svg:x="10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2" draw:layer="layout" svg:x1="0.5cm" svg:y1="11cm" svg:x2="20.5cm" svg:y2="11cm">
          <text:p/>
        </draw:line>
        <draw:line draw:style-name="gr21" draw:text-style-name="P2" draw:layer="layout" svg:x1="0.652cm" svg:y1="12.737cm" svg:x2="20.348cm" svg:y2="9.264cm">
          <text:p/>
        </draw:line>
        <draw:line draw:style-name="gr21" draw:text-style-name="P2" draw:layer="layout" svg:x1="7.08cm" svg:y1="20.397cm" svg:x2="13.92cm" svg:y2="1.603cm">
          <text:p/>
        </draw:line>
        <draw:line draw:style-name="gr21" draw:text-style-name="P2" draw:layer="layout" svg:x1="1.103cm" svg:y1="14.42cm" svg:x2="19.897cm" svg:y2="7.58cm">
          <text:p/>
        </draw:line>
        <draw:line draw:style-name="gr21" draw:text-style-name="P2" draw:layer="layout" svg:x1="4.072cm" svg:y1="18.661cm" svg:x2="16.928cm" svg:y2="3.34cm">
          <text:p/>
        </draw:line>
        <draw:line draw:style-name="gr21" draw:text-style-name="P2" draw:layer="layout" svg:x1="1.84cm" svg:y1="16cm" svg:x2="19.161cm" svg:y2="6cm">
          <text:p/>
        </draw:line>
        <draw:line draw:style-name="gr21" draw:text-style-name="P2" draw:layer="layout" svg:x1="2.84cm" svg:y1="17.428cm" svg:x2="18.161cm" svg:y2="4.572cm">
          <text:p/>
        </draw:line>
        <draw:line draw:style-name="gr21" draw:text-style-name="P2" draw:layer="layout" svg:x1="8.764cm" svg:y1="20.848cm" svg:x2="12.237cm" svg:y2="1.152cm">
          <text:p/>
        </draw:line>
        <draw:line draw:style-name="gr21" draw:text-style-name="P2" draw:layer="layout" svg:x1="10.5cm" svg:y1="21cm" svg:x2="10.5cm" svg:y2="1cm">
          <text:p/>
        </draw:line>
        <draw:line draw:style-name="gr21" draw:text-style-name="P2" draw:layer="layout" svg:x1="12.237cm" svg:y1="20.848cm" svg:x2="8.764cm" svg:y2="1.152cm">
          <text:p/>
        </draw:line>
        <draw:line draw:style-name="gr21" draw:text-style-name="P2" draw:layer="layout" svg:x1="13.92cm" svg:y1="20.397cm" svg:x2="7.08cm" svg:y2="1.603cm">
          <text:p/>
        </draw:line>
        <draw:line draw:style-name="gr21" draw:text-style-name="P2" draw:layer="layout" svg:x1="15.5cm" svg:y1="19.661cm" svg:x2="5.5cm" svg:y2="2.34cm">
          <text:p/>
        </draw:line>
        <draw:line draw:style-name="gr21" draw:text-style-name="P2" draw:layer="layout" svg:x1="16.928cm" svg:y1="18.661cm" svg:x2="4.072cm" svg:y2="3.34cm">
          <text:p/>
        </draw:line>
        <draw:line draw:style-name="gr21" draw:text-style-name="P2" draw:layer="layout" svg:x1="18.161cm" svg:y1="17.428cm" svg:x2="2.84cm" svg:y2="4.572cm">
          <text:p/>
        </draw:line>
        <draw:line draw:style-name="gr21" draw:text-style-name="P2" draw:layer="layout" svg:x1="19.161cm" svg:y1="16cm" svg:x2="1.84cm" svg:y2="6cm">
          <text:p/>
        </draw:line>
        <draw:line draw:style-name="gr21" draw:text-style-name="P2" draw:layer="layout" svg:x1="19.897cm" svg:y1="14.42cm" svg:x2="1.103cm" svg:y2="7.58cm">
          <text:p/>
        </draw:line>
        <draw:line draw:style-name="gr21" draw:text-style-name="P2" draw:layer="layout" svg:x1="20.348cm" svg:y1="12.737cm" svg:x2="0.652cm" svg:y2="9.264cm">
          <text:p/>
        </draw:line>
        <draw:line draw:style-name="gr21" draw:text-style-name="P2" draw:layer="layout" svg:x1="5.5cm" svg:y1="19.661cm" svg:x2="15.5cm" svg:y2="2.34cm">
          <text:p/>
        </draw:line>
        <draw:frame draw:style-name="gr22" draw:text-style-name="P4" draw:layer="layout" svg:width="1.25cm" svg:height="1.673cm" svg:x="19.85cm" svg:y="10.4cm">
          <draw:text-box>
            <text:p text:style-name="P3"><text:span text:style-name="T1">0°</text:span></text:p>
          </draw:text-box>
        </draw:frame>
        <draw:frame draw:style-name="gr23" draw:text-style-name="P5" draw:layer="layout" svg:width="1.25cm" svg:height="1.199cm" svg:x="10.05cm" svg:y="0.9cm">
          <draw:text-box>
            <text:p><text:span text:style-name="T1">90°</text:span></text:p>
          </draw:text-box>
        </draw:frame>
        <draw:frame draw:style-name="gr23" draw:text-style-name="P5" draw:layer="layout" svg:width="1.5cm" svg:height="1.199cm" svg:x="0.25cm" svg:y="10.401cm">
          <draw:text-box>
            <text:p><text:span text:style-name="T1">180°</text:span></text:p>
          </draw:text-box>
        </draw:frame>
        <draw:frame draw:style-name="gr24" draw:text-style-name="P5" draw:layer="layout" svg:width="1.5cm" svg:height="0.75cm" svg:x="9.4cm" svg:y="20.4cm">
          <draw:text-box>
            <text:p><text:span text:style-name="T1">270°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17T15:50:35.677126722</meta:creation-date>
    <dc:date>2023-01-17T16:16:27.688216243</dc:date>
    <meta:editing-duration>PT25M48S</meta:editing-duration>
    <meta:editing-cycles>8</meta:editing-cycles>
    <meta:generator>LibreOffice/7.3.7.2$Linux_X86_64 LibreOffice_project/30$Build-2</meta:generator>
    <meta:print-date>2023-01-17T16:16:39.178431663</meta:print-date>
    <meta:document-statistic meta:object-count="43"/>
  </office:meta>
</office:document-meta>
</file>